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Helvetica Neue',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291in" fo:text-align="justify" style:justify-single-word="false" fo:widows="1" fo:text-indent="0in" style:auto-text-indent="false" fo:padding="0in" fo:border="none"/>
      <style:text-properties fo:font-variant="normal" fo:text-transform="none" fo:color="#333333" fo:letter-spacing="normal"/>
    </style:style>
    <style:style style:name="P2" style:family="paragraph" style:parent-style-name="Standard">
      <style:paragraph-properties fo:text-align="justify" style:justify-single-word="false"/>
      <style:text-properties fo:font-weight="bold" officeooo:rsid="000d99b0" officeooo:paragraph-rsid="000d99b0" style:font-weight-asian="bold" style:font-weight-complex="bold"/>
    </style:style>
    <style:style style:name="P3" style:family="paragraph" style:parent-style-name="Standard">
      <style:paragraph-properties fo:text-align="justify" style:justify-single-word="false"/>
      <style:text-properties fo:font-weight="normal" officeooo:rsid="000fa430" officeooo:paragraph-rsid="000fa430" style:font-weight-asian="normal" style:font-weight-complex="normal"/>
    </style:style>
    <style:style style:name="P4" style:family="paragraph" style:parent-style-name="Standard">
      <style:paragraph-properties fo:text-align="justify" style:justify-single-word="false"/>
      <style:text-properties fo:font-weight="normal" officeooo:rsid="000ddb63" officeooo:paragraph-rsid="000ddb63" style:font-weight-asian="normal" style:font-weight-complex="normal"/>
    </style:style>
    <style:style style:name="P5" style:family="paragraph" style:parent-style-name="Standard">
      <style:paragraph-properties fo:text-align="justify" style:justify-single-word="false"/>
      <style:text-properties fo:font-weight="normal" officeooo:rsid="000d99b0" officeooo:paragraph-rsid="000d99b0" style:font-weight-asian="normal" style:font-weight-complex="normal"/>
    </style:style>
    <style:style style:name="P6" style:family="paragraph" style:parent-style-name="Standard">
      <style:paragraph-properties fo:text-align="justify" style:justify-single-word="false"/>
      <style:text-properties fo:font-weight="normal" officeooo:rsid="000d99b0" officeooo:paragraph-rsid="000fa430" style:font-weight-asian="normal" style:font-weight-complex="normal"/>
    </style:style>
    <style:style style:name="P7" style:family="paragraph" style:parent-style-name="Standard">
      <style:paragraph-properties fo:text-align="justify" style:justify-single-word="false"/>
      <style:text-properties fo:font-weight="normal" officeooo:rsid="000d99b0" officeooo:paragraph-rsid="001ef083" style:font-weight-asian="normal" style:font-weight-complex="normal"/>
    </style:style>
    <style:style style:name="P8" style:family="paragraph" style:parent-style-name="Standard">
      <style:paragraph-properties fo:text-align="justify" style:justify-single-word="false"/>
      <style:text-properties fo:font-weight="normal" officeooo:rsid="000d99b0" officeooo:paragraph-rsid="002ae569" style:font-weight-asian="normal" style:font-weight-complex="normal"/>
    </style:style>
    <style:style style:name="P9" style:family="paragraph" style:parent-style-name="Standard">
      <style:paragraph-properties fo:text-align="justify" style:justify-single-word="false"/>
      <style:text-properties fo:font-weight="normal" officeooo:rsid="001d122d" officeooo:paragraph-rsid="001d122d" style:font-weight-asian="normal" style:font-weight-complex="normal"/>
    </style:style>
    <style:style style:name="P10" style:family="paragraph" style:parent-style-name="Standard">
      <style:paragraph-properties fo:text-align="justify" style:justify-single-word="false"/>
      <style:text-properties officeooo:rsid="000d99b0" officeooo:paragraph-rsid="000d99b0"/>
    </style:style>
    <style:style style:name="P11" style:family="paragraph" style:parent-style-name="Standard">
      <style:paragraph-properties fo:text-align="justify" style:justify-single-word="false"/>
      <style:text-properties officeooo:rsid="000d99b0" officeooo:paragraph-rsid="001b66b6"/>
    </style:style>
    <style:style style:name="P12" style:family="paragraph" style:parent-style-name="Standard">
      <style:paragraph-properties fo:text-align="justify" style:justify-single-word="false"/>
      <style:text-properties officeooo:rsid="000d99b0" officeooo:paragraph-rsid="001ab88c"/>
    </style:style>
    <style:style style:name="P13" style:family="paragraph" style:parent-style-name="Standard">
      <style:paragraph-properties fo:text-align="center" style:justify-single-word="false"/>
      <style:text-properties officeooo:rsid="000d99b0" officeooo:paragraph-rsid="000d99b0"/>
    </style:style>
    <style:style style:name="P14" style:family="paragraph" style:parent-style-name="Standard">
      <style:paragraph-properties fo:text-align="justify" style:justify-single-word="false"/>
      <style:text-properties officeooo:rsid="0016c99b" officeooo:paragraph-rsid="0016c99b"/>
    </style:style>
    <style:style style:name="P15" style:family="paragraph" style:parent-style-name="Standard">
      <style:paragraph-properties fo:text-align="justify" style:justify-single-word="false"/>
      <style:text-properties officeooo:rsid="000fccbd" officeooo:paragraph-rsid="000fccbd"/>
    </style:style>
    <style:style style:name="P16" style:family="paragraph" style:parent-style-name="Standard">
      <style:paragraph-properties fo:text-align="justify" style:justify-single-word="false"/>
      <style:text-properties officeooo:rsid="001611ac" officeooo:paragraph-rsid="001ab88c"/>
    </style:style>
    <style:style style:name="P17" style:family="paragraph" style:parent-style-name="Standard">
      <style:paragraph-properties fo:text-align="justify" style:justify-single-word="false"/>
      <style:text-properties officeooo:rsid="001611ac" officeooo:paragraph-rsid="001d122d"/>
    </style:style>
    <style:style style:name="P18" style:family="paragraph" style:parent-style-name="Standard">
      <style:paragraph-properties fo:text-align="justify" style:justify-single-word="false"/>
      <style:text-properties officeooo:rsid="000fa430" officeooo:paragraph-rsid="001ef083"/>
    </style:style>
    <style:style style:name="P19" style:family="paragraph" style:parent-style-name="Standard">
      <style:paragraph-properties fo:text-align="center" style:justify-single-word="false"/>
      <style:text-properties officeooo:rsid="000fa430" officeooo:paragraph-rsid="001ab88c"/>
    </style:style>
    <style:style style:name="P20" style:family="paragraph" style:parent-style-name="Standard">
      <style:paragraph-properties fo:text-align="center" style:justify-single-word="false"/>
      <style:text-properties fo:font-size="12pt" fo:font-weight="normal" officeooo:rsid="001ab88c" officeooo:paragraph-rsid="001ab88c"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officeooo:rsid="000fb394" officeooo:paragraph-rsid="001c951a"/>
    </style:style>
    <style:style style:name="P22" style:family="paragraph" style:parent-style-name="Standard">
      <style:paragraph-properties fo:text-align="center" style:justify-single-word="false"/>
      <style:text-properties officeooo:paragraph-rsid="00320ffc"/>
    </style:style>
    <style:style style:name="T1" style:family="text">
      <style:text-properties style:font-name="Roboto" fo:font-size="11.25pt" fo:font-style="normal" fo:font-weight="normal"/>
    </style:style>
    <style:style style:name="T2" style:family="text">
      <style:text-properties officeooo:rsid="000ddb63"/>
    </style:style>
    <style:style style:name="T3" style:family="text">
      <style:text-properties officeooo:rsid="000fa430"/>
    </style:style>
    <style:style style:name="T4" style:family="text">
      <style:text-properties officeooo:rsid="00118ca1"/>
    </style:style>
    <style:style style:name="T5" style:family="text">
      <style:text-properties officeooo:rsid="001247c6"/>
    </style:style>
    <style:style style:name="T6" style:family="text">
      <style:text-properties officeooo:rsid="00186ad2"/>
    </style:style>
    <style:style style:name="T7" style:family="text">
      <style:text-properties officeooo:rsid="0018dc45"/>
    </style:style>
    <style:style style:name="T8" style:family="text">
      <style:text-properties officeooo:rsid="001ab88c"/>
    </style:style>
    <style:style style:name="T9" style:family="text">
      <style:text-properties officeooo:rsid="001c2561"/>
    </style:style>
    <style:style style:name="T10" style:family="text">
      <style:text-properties officeooo:rsid="001c951a"/>
    </style:style>
    <style:style style:name="T11" style:family="text">
      <style:text-properties officeooo:rsid="001d122d"/>
    </style:style>
    <style:style style:name="T12" style:family="text">
      <style:text-properties officeooo:rsid="001e0ec2"/>
    </style:style>
    <style:style style:name="T13" style:family="text">
      <style:text-properties fo:font-weight="normal" style:font-weight-asian="normal" style:font-weight-complex="normal"/>
    </style:style>
    <style:style style:name="T14" style:family="text">
      <style:text-properties fo:font-weight="normal" officeooo:rsid="001ef083" style:font-weight-asian="normal" style:font-weight-complex="normal"/>
    </style:style>
    <style:style style:name="T15" style:family="text">
      <style:text-properties fo:font-weight="normal" officeooo:rsid="0023d67e" style:font-weight-asian="normal" style:font-weight-complex="normal"/>
    </style:style>
    <style:style style:name="T16" style:family="text">
      <style:text-properties officeooo:rsid="0020c77f"/>
    </style:style>
    <style:style style:name="T17" style:family="text">
      <style:text-properties officeooo:rsid="0021e6f0"/>
    </style:style>
    <style:style style:name="T18" style:family="text">
      <style:text-properties officeooo:rsid="0023e9c4"/>
    </style:style>
    <style:style style:name="T19" style:family="text">
      <style:text-properties officeooo:rsid="00270e93"/>
    </style:style>
    <style:style style:name="T20" style:family="text">
      <style:text-properties officeooo:rsid="0028bb0b"/>
    </style:style>
    <style:style style:name="T21" style:family="text">
      <style:text-properties officeooo:rsid="002925d7"/>
    </style:style>
    <style:style style:name="T22" style:family="text">
      <style:text-properties fo:font-style="italic" officeooo:rsid="002925d7" style:font-style-asian="italic" style:font-style-complex="italic"/>
    </style:style>
    <style:style style:name="T23" style:family="text">
      <style:text-properties fo:font-style="italic" officeooo:rsid="00270e93" style:font-style-asian="italic" style:font-style-complex="italic"/>
    </style:style>
    <style:style style:name="T24" style:family="text">
      <style:text-properties officeooo:rsid="002d033d"/>
    </style:style>
    <style:style style:name="T25" style:family="text">
      <style:text-properties officeooo:rsid="0016c99b"/>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1ab88c" style:font-size-asian="14pt" style:font-weight-asian="bold" style:font-size-complex="14pt" style:font-weight-complex="bold"/>
    </style:style>
    <style:style style:name="T28" style:family="text">
      <style:text-properties fo:font-size="12pt" fo:font-weight="normal" officeooo:rsid="00320ffc"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6">Submission for the </text:span><text:span text:style-name="T27">WSD2015 Data Visualization Challenge.</text:span></text:p>
      <text:p text:style-name="P20">Piero Savastano (<text:a xlink:type="simple" xlink:href="http://pieroit.org/portfolio">pieroit</text:a>)</text:p>
      <text:p text:style-name="P22"/>
      <text:p text:style-name="P22"><text:a xlink:type="simple" xlink:href="http://pieroit.org/wsd2015/www"><text:span text:style-name="T28">Live demo</text:span></text:a></text:p>
      <text:p text:style-name="P13"/>
      <text:p text:style-name="P13"/>
      <text:p text:style-name="P13"/>
      <text:p text:style-name="P2">Abstract</text:p>
      <text:p text:style-name="P2"/>
      <text:p text:style-name="P4">The <text:span text:style-name="T7">MDGs</text:span> website provides <text:span text:style-name="T7">exaustive</text:span> <text:span text:style-name="T7">documentation</text:span> about the indicators and their importance for development. <text:span text:style-name="T16">Despite</text:span> this <text:span text:style-name="T7">information being accurate</text:span>, <text:span text:style-name="T7">I had difficulties obtaining the</text:span> <text:span text:style-name="T3">big picture,</text:span> <text:span text:style-name="T7">a </text:span>visual overview on how <text:span text:style-name="T3">the data was distributed in space and time. So I decided to make space and time the primary elements of the visualization, with two user interface features: 1) a world map and 2) a timeline slider.</text:span></text:p>
      <text:p text:style-name="P10"/>
      <text:p text:style-name="P10"/>
      <text:p text:style-name="P2">Problem and Motivation</text:p>
      <text:p text:style-name="P2"/>
      <text:p text:style-name="P11"><text:span text:style-name="T8">As a person non informed about the details of the MDGs, I studied the website to get an idea of the indicators and their meaning. While being amazed by the precision of the descriptions (mdgs.un.org) and the quality of the data (data.un.org), I had a frustrating experience trying to put all the pieces together. It takes some time to understand how the MDGs are organized and it is difficult to explore the data for a non-analytical person. As a consequence, most of the informative content was somehow invisible.</text:span></text:p>
      <text:p text:style-name="P12"><text:span text:style-name="T8">I decided on purpose to deviate from answering a specific developmental policy question, </text:span>opt<text:span text:style-name="T16">ing</text:span> for a <text:span text:style-name="T4">divulgative</text:span> approach. <text:span text:style-name="T8">My goal</text:span> <text:span text:style-name="T16">was to provide</text:span> an holistic view o<text:span text:style-name="T17">n</text:span> which are the indicators, how are they organized, how the<text:span text:style-name="T9">y evolved</text:span> over time, <text:span text:style-name="T8">and in what region of the world. This is very useful in my opinion for three reasons:</text:span></text:p>
      <text:p text:style-name="P21">- <text:span text:style-name="T17">anybody can </text:span>get an overall idea of the MDG<text:span text:style-name="T10">s status</text:span> and stimulate <text:span text:style-name="T10">reflection and question answering</text:span>.</text:p>
      <text:p text:style-name="P12"><text:span text:style-name="T8">- development practitioners can easily communicate about the issues they are working on to the ouside world.</text:span></text:p>
      <text:p text:style-name="P12"><text:span text:style-name="T8">- interested persons can get interested to the development debate without having a degree in international relations and economics.</text:span></text:p>
      <text:p text:style-name="P10"/>
      <text:p text:style-name="P10"/>
      <text:p text:style-name="P2">Approaches</text:p>
      <text:p text:style-name="P15"/>
      <text:p text:style-name="P17">A good work <text:span text:style-name="T8">wa</text:span>s already done with the indicators tree, <text:span text:style-name="T11">so the idea was simply to put a choropleth map behind it, with the ability to navigate the Series, click one and see both how the numbers are distributed spatially and temporally.</text:span></text:p>
      <text:p text:style-name="P17"><text:span text:style-name="T11">The visualization condenses three capabilities:</text:span></text:p>
      <text:p text:style-name="P16">- <text:span text:style-name="T11">Choice of a series among the ones present in the hierarchy Goal → Target → Indicator. I included small icons to both characterize the Goals, and more importantly to give a fast visual hint on the dichotomies Rural/Urban and Men/Women.</text:span></text:p>
      <text:p text:style-name="P16">- <text:span text:style-name="T11">Explore the evolution of the series values over time. An animations starts as soon as a series is clicked, and it is possible to pick, pause, play and repeat it any number of times with a timeline slider.</text:span></text:p>
      <text:p text:style-name="P16">- <text:span text:style-name="T11">Explore the geo-political distribution of the values. There are little buttons in the lower right that allow zooming on a specific MDG region.</text:span></text:p>
      <text:p text:style-name="P15"/>
      <text:p text:style-name="P7"><text:span text:style-name="T3">The visualization serves on its purpose</text:span> of <text:span text:style-name="T3">letting an user comprehend the overall trend of the </text:span><text:soft-page-break/><text:span text:style-name="T3">indicators and their spatial distribution, as well the Goal → Target → Indicator hierarchy. The missing (and rather necessary) part is the possibility to </text:span>drill down and compar<text:span text:style-name="T3">e</text:span> the series <text:span text:style-name="T3">in each country or across countries. I included buttons to zoom the map instead of a <text:s/>conventional panning and zooming system (leaflet.js style) because I wanted the map to be clicked and display plots. With more time I would have implemented two more features: 1) clicking on a single country one would see a line plot of the chosen series over time, and the possibility to add lines referring to other Series to visualize the interaction between development targets in this specific country. 2) dragging one country on another, one could see a two-line plot – one line per country, to visualize how a country is doing respect one another.</text:span></text:p>
      <text:p text:style-name="P18"><text:span text:style-name="T14">I regret to</text:span><text:span text:style-name="T13"> </text:span><text:span text:style-name="T14">not have utilized </text:span><text:span text:style-name="T13">Linked Data </text:span><text:span text:style-name="T14">(</text:span><text:span text:style-name="T13">both from the UN endpoin</text:span><text:span text:style-name="T14">t</text:span><text:span text:style-name="T13"> and from dbPedia</text:span><text:span text:style-name="T14">)</text:span><text:span text:style-name="T13">, for example to gather contextual information </text:span><text:span text:style-name="T15">about countries</text:span><text:span text:style-name="T13"> </text:span><text:span text:style-name="T14">and embed links to in-depth resources. This also would require more time and a better planned architecture.</text:span></text:p>
      <text:p text:style-name="P18"><text:span text:style-name="T14"/></text:p>
      <text:p text:style-name="P10"/>
      <text:p text:style-name="P2">Tools Utilized</text:p>
      <text:p text:style-name="P5"/>
      <text:p text:style-name="P5">The visualization is an HTML5 application relying on open source software libraries: <text:span text:style-name="T19">jQuery, d3, simple-statistics, font-awesome. Extensive comments are embedded into the code itself (see </text:span><text:span text:style-name="T23">index.js</text:span><text:span text:style-name="T19">).</text:span></text:p>
      <text:p text:style-name="P5"/>
      <text:p text:style-name="P5">- Backend</text:p>
      <text:p text:style-name="P5">As a first step I <text:span text:style-name="T2">used a python script to </text:span>load the provided dataset into a mySQL database. The data were <text:span text:style-name="T2">already clean and </text:span>well organized <text:span text:style-name="T2">(no duplicates, no typos)</text:span>. I wrote a PHP <text:span text:style-name="T18">script</text:span> that would serve as an AJAX endpoint for the visualization, <text:s/>implement<text:span text:style-name="T18">ing</text:span> methods <text:span text:style-name="T18">to retrieve the list of series or a specific</text:span> serie<text:span text:style-name="T18">s'</text:span> <text:span text:style-name="T18">values</text:span>.</text:p>
      <text:p text:style-name="P5"/>
      <text:p text:style-name="P5">- Frontend</text:p>
      <text:p text:style-name="P8">The Javascript <text:span text:style-name="T24">code </text:span>was built with the help of jQuery to bind events on the page. The map, animations and part of the data <text:span text:style-name="T2">manipulation</text:span> are <text:span text:style-name="T2">done</text:span> through <text:span text:style-name="T20">d3. S</text:span>ome statistics are made with simple-<text:span text:style-name="T21">sttistics, mainly to attribute a color to a series (see function </text:span><text:span text:style-name="T22">isPositiveIndicator</text:span><text:span text:style-name="T21"> in </text:span><text:span text:style-name="T22">index.js</text:span><text:span text:style-name="T21">)</text:span>.</text:p>
      <text:p text:style-name="P2"/>
      <text:p text:style-name="P2"/>
      <text:p text:style-name="P2">Results</text:p>
      <text:p text:style-name="P6"/>
      <text:p text:style-name="P3"><text:span text:style-name="T5">T</text:span>he visualization gives <text:span text:style-name="T5">an</text:span> holistic view on the MDG<text:span text:style-name="T5">s</text:span>, <text:span text:style-name="T4">stimulating practitioners on their everyday work and introducing interested people to the UN practices</text:span>. It is <text:span text:style-name="T4">a clear</text:span> testimonial of the power of data gathering, elaboration and visualization to support the work of <text:span text:style-name="T12">humanitarian</text:span> organizations, and a confirmation of the utility in setting measurable <text:span text:style-name="T12">development </text:span>goals on a global level. <text:span text:style-name="T5">I hope the tool will serve as prototype for a more visual and interactive presentation of MDGs data, especially as a divulgative asset.</text:span></text:p>
      <text:p text:style-name="P9"/>
      <text:p text:style-name="P9">The title is “We'll be” because once obtained the aerial view on the indicators, I noticed their general improvement over time and felt optimistic about the future of our planet. “We” suggests that the world is one <text:span text:style-name="T12">community</text:span>, “will” that there is a tomorrow, and “be” that we will liv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Helvetica Neue',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16:39:13.932821683</meta:creation-date>
    <dc:date>2015-09-17T14:26:51.607874388</dc:date>
    <meta:editing-duration>PT4H21M59S</meta:editing-duration>
    <meta:editing-cycles>44</meta:editing-cycles>
    <meta:generator>LibreOffice/4.2.7.2$Linux_X86_64 LibreOffice_project/420m0$Build-2</meta:generator>
    <meta:document-statistic meta:table-count="0" meta:image-count="0" meta:object-count="0" meta:page-count="2" meta:paragraph-count="28" meta:word-count="901" meta:character-count="5450" meta:non-whitespace-character-count="4574"/>
  </office:meta>
</office:document-meta>
</file>